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8a11b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ct1" text:anchor-type="paragraph" svg:width="7.9811in" svg:height="4.3575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7:22:38.457421809</meta:creation-date>
    <dc:date>2016-06-29T17:26:00.627288881</dc:date>
    <meta:editing-duration>PT19S</meta:editing-duration>
    <meta:editing-cycles>3</meta:editing-cycles>
    <meta:generator>LibreOffice/4.2.8.2$Linux_X86_64 LibreOffice_project/420m0$Build-2</meta:gener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style:rotation-angle="89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gap-width="170" chart:overlap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3399ff" draw:opacity="85%" draw:opacity-name="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9999ff"/>
    </style:style>
    <style:style style:name="ch11" style:family="chart">
      <style:chart-properties chart:solid-type="cuboid"/>
      <style:graphic-properties draw:fill-color="#0066ff"/>
    </style:style>
    <style:style style:name="ch12" style:family="chart">
      <style:chart-properties chart:solid-type="cuboid"/>
      <style:graphic-properties draw:fill-color="#0000cc"/>
    </style:style>
    <style:style style:name="ch13" style:family="chart">
      <style:chart-properties chart:solid-type="cuboid"/>
      <style:graphic-properties draw:fill-color="#000099"/>
    </style:style>
    <style:style style:name="ch14" style:family="chart">
      <style:chart-properties chart:solid-type="cuboid"/>
      <style:graphic-properties draw:fill-color="#000066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72cm" svg:height="11.068cm" xlink:href="." xlink:type="simple" chart:class="chart:bar" chart:style-name="ch1">
        <chart:title svg:x="2.202cm" svg:y="0.357cm" chart:style-name="ch2">
          <text:p>Disparité noms des joueurs au sein d'un pays au Scrabble</text:p>
        </chart:title>
        <chart:plot-area chart:style-name="ch3" chart:data-source-has-labels="both" svg:x="1.786cm" svg:y="1.577cm" svg:width="18.081cm" svg:height="8.289cm">
          <chartooo:coordinate-region svg:x="2.513cm" svg:y="1.776cm" svg:width="17.354cm" svg:height="5.426cm"/>
          <chart:axis chart:dimension="x" chart:name="primary-x" chart:style-name="ch4" chartooo:axis-type="auto">
            <chartooo:date-scale/>
            <chart:title svg:x="8.414cm" svg:y="10.087cm" chart:style-name="ch5">
              <text:p>Pays en 1/4 de finale UEFA 2016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6.819cm" chart:style-name="ch7">
              <text:p>Ecart type
Points Scrabble / Longueur Nom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bar">
            <chart:data-point chart:style-name="ch10" chart:repeated="2"/>
            <chart:data-point chart:style-name="ch11" chart:repeated="3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Pologne</text:p>
              </table:table-cell>
              <table:table-cell office:value-type="float" office:value="0.20315727">
                <text:p>0.20315727</text:p>
              </table:table-cell>
            </table:table-row>
            <table:table-row>
              <table:table-cell office:value-type="string">
                <text:p>Pays De Galles</text:p>
              </table:table-cell>
              <table:table-cell office:value-type="float" office:value="0.21260231">
                <text:p>0.21260231</text:p>
              </table:table-cell>
            </table:table-row>
            <table:table-row>
              <table:table-cell office:value-type="string">
                <text:p>Portugal</text:p>
              </table:table-cell>
              <table:table-cell office:value-type="float" office:value="0.27783748">
                <text:p>0.27783748</text:p>
              </table:table-cell>
            </table:table-row>
            <table:table-row>
              <table:table-cell office:value-type="string">
                <text:p>Islande</text:p>
              </table:table-cell>
              <table:table-cell office:value-type="float" office:value="0.29319184">
                <text:p>0.29319184</text:p>
              </table:table-cell>
            </table:table-row>
            <table:table-row>
              <table:table-cell office:value-type="string">
                <text:p>Allemagne</text:p>
              </table:table-cell>
              <table:table-cell office:value-type="float" office:value="0.32707931">
                <text:p>0.32707931</text:p>
              </table:table-cell>
            </table:table-row>
            <table:table-row>
              <table:table-cell office:value-type="string">
                <text:p>Italie</text:p>
              </table:table-cell>
              <table:table-cell office:value-type="float" office:value="0.40393983">
                <text:p>0.40393983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0.49809826">
                <text:p>0.49809826</text:p>
              </table:table-cell>
            </table:table-row>
            <table:table-row>
              <table:table-cell office:value-type="string">
                <text:p>Belgique</text:p>
              </table:table-cell>
              <table:table-cell office:value-type="float" office:value="0.61902188">
                <text:p>0.619021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